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198.42mm" svg:x="224.04mm" svg:y="0mm">
            <loext:p/>
            <draw:object draw:notify-on-update-of-ranges="Planilha1.A19:Planilha1.A21 Planilha1.C18:Planilha1.C18 Planilha1.C19:Planilha1.C21 Planilha1.D18:Planilha1.D18 Planilha1.D19:Planilha1.D21 Planilha1.B18:Planilha1.B18 Planilha1.B19:Planilha1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129.09mm" svg:x="257.03mm" svg:y="21.78mm">
            <loext:p/>
            <draw:object draw:notify-on-update-of-ranges="Planilha1.A25:Planilha1.A27 Planilha1.B24:Planilha1.B24 Planilha1.B25:Planilha1.B27 Planilha1.C24:Planilha1.C24 Planilha1.C25:Planilha1.C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149.28mm" svg:x="205.89mm" svg:y="41.97mm">
            <loext:p/>
            <draw:object draw:notify-on-update-of-ranges="Planilha1.A31:Planilha1.A33 Planilha1.B30:Planilha1.B30 Planilha1.B31:Planilha1.B33 Planilha1.C30:Planilha1.C30 Planilha1.C31:Planilha1.C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8.09mm" svg:y="218.54mm">
            <loext:p/>
            <draw:object draw:notify-on-update-of-ranges="Planilha1.A37:Planilha1.A39 Planilha1.B36:Planilha1.B36 Planilha1.B37:Planilha1.B39 Planilha1.C36:Planilha1.C36 Planilha1.C37:Planilha1.C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95.7mm" svg:y="232.07mm">
            <loext:p/>
            <draw:object draw:notify-on-update-of-ranges="Planilha1.A43:Planilha1.A45 Planilha1.B42:Planilha1.B42 Planilha1.B43:Planilha1.B45 Planilha1.C42:Planilha1.C42 Planilha1.C43:Planilha1.C4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191.13mm" svg:x="347.65mm" svg:y="246.6mm">
            <loext:p/>
            <draw:object draw:notify-on-update-of-ranges="Planilha1.A55:Planilha1.A57 Planilha1.B54:Planilha1.B54 Planilha1.B55:Planilha1.B57 Planilha1.C54:Planilha1.C54 Planilha1.C55:Planilha1.C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99.56mm" svg:y="438.47mm">
            <loext:p/>
            <draw:object draw:notify-on-update-of-ranges="Planilha1.A49:Planilha1.A51 Planilha1.B48:Planilha1.B48 Planilha1.B49:Planilha1.B51 Planilha1.C48:Planilha1.C48 Planilha1.C49:Planilha1.C5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59.99mm" svg:height="89.99mm" svg:x="92.83mm" svg:y="271.05mm">
            <loext:p/>
            <draw:object draw:notify-on-update-of-ranges="Planilha1.A70:Planilha1.A70 Planilha1.A71:Planilha1.A73 Planilha1.B70:Planilha1.B70 Planilha1.B71:Planilha1.B73 Planilha1.C70:Planilha1.C70 Planilha1.C71:Planilha1.C7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2" office:value-type="float" office:value="1000" calcext:value-type="float" table:number-columns-spanned="2" table:number-rows-spanned="1">
            <text:p>1000</text:p>
          </table:table-cell>
          <table:covered-table-cell table:style-name="ce1"/>
          <table:table-cell table:style-name="ce2" office:value-type="float" office:value="10000" calcext:value-type="float" table:number-columns-spanned="2" table:number-rows-spanned="1">
            <text:p>10000</text:p>
          </table:table-cell>
          <table:covered-table-cell table:style-name="ce1"/>
          <table:table-cell table:style-name="ce2" office:value-type="float" office:value="100000" calcext:value-type="float" table:number-columns-spanned="2" table:number-rows-spanned="1">
            <text:p>100000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Nº instruções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Nº instruções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Nº instruções</text:p>
          </table:table-cell>
          <table:table-cell table:style-name="ce1" office:value-type="string" calcext:value-type="string">
            <text:p>Temp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ubble Sort</text:p>
          </table:table-cell>
          <table:table-cell table:style-name="ce1" office:value-type="float" office:value="500500" calcext:value-type="float">
            <text:p>500500</text:p>
          </table:table-cell>
          <table:table-cell table:style-name="ce1" office:value-type="string" calcext:value-type="string">
            <text:p>0.002000</text:p>
          </table:table-cell>
          <table:table-cell table:style-name="ce1" office:value-type="float" office:value="50005000" calcext:value-type="float">
            <text:p>50005000</text:p>
          </table:table-cell>
          <table:table-cell table:style-name="ce1" office:value-type="string" calcext:value-type="string">
            <text:p>0.446000</text:p>
          </table:table-cell>
          <table:table-cell table:style-name="ce1" office:value-type="float" office:value="705082704" calcext:value-type="float">
            <text:p>705082704</text:p>
          </table:table-cell>
          <table:table-cell table:style-name="ce1" office:value-type="string" calcext:value-type="string">
            <text:p>30.868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ubble Sort c/ otimizações</text:p>
          </table:table-cell>
          <table:table-cell table:style-name="ce1" office:value-type="float" office:value="500200" calcext:value-type="float">
            <text:p>500200</text:p>
          </table:table-cell>
          <table:table-cell table:style-name="ce1" office:value-type="string" calcext:value-type="string">
            <text:p>0.003000</text:p>
          </table:table-cell>
          <table:table-cell table:style-name="ce1" office:value-type="float" office:value="49991139" calcext:value-type="float">
            <text:p>49991139</text:p>
          </table:table-cell>
          <table:table-cell table:style-name="ce1" office:value-type="string" calcext:value-type="string">
            <text:p>0.277000</text:p>
          </table:table-cell>
          <table:table-cell table:style-name="ce1" office:value-type="float" office:value="705009551" calcext:value-type="float">
            <text:p>705009551</text:p>
          </table:table-cell>
          <table:table-cell table:style-name="ce1" office:value-type="string" calcext:value-type="string">
            <text:p>31.51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sertion Sort</text:p>
          </table:table-cell>
          <table:table-cell table:style-name="ce1" office:value-type="float" office:value="245788" calcext:value-type="float">
            <text:p>245788</text:p>
          </table:table-cell>
          <table:table-cell table:style-name="ce1" office:value-type="string" calcext:value-type="string">
            <text:p>0.001000</text:p>
          </table:table-cell>
          <table:table-cell table:style-name="ce1" office:value-type="float" office:value="24707002" calcext:value-type="float">
            <text:p>24707002</text:p>
          </table:table-cell>
          <table:table-cell table:style-name="ce1" office:value-type="string" calcext:value-type="string">
            <text:p>0.062000</text:p>
          </table:table-cell>
          <table:table-cell table:style-name="ce1" office:value-type="float" office:value="-1788314584" calcext:value-type="float">
            <text:p>-1788314584</text:p>
          </table:table-cell>
          <table:table-cell table:style-name="ce1" office:value-type="string" calcext:value-type="string">
            <text:p>5.968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ection Sort</text:p>
          </table:table-cell>
          <table:table-cell table:style-name="ce1" office:value-type="float" office:value="499500" calcext:value-type="float">
            <text:p>499500</text:p>
          </table:table-cell>
          <table:table-cell table:style-name="ce1" office:value-type="string" calcext:value-type="string">
            <text:p>0.002000</text:p>
          </table:table-cell>
          <table:table-cell table:style-name="ce1" office:value-type="float" office:value="49995000" calcext:value-type="float">
            <text:p>49995000</text:p>
          </table:table-cell>
          <table:table-cell table:style-name="ce1" office:value-type="string" calcext:value-type="string">
            <text:p>0.129000</text:p>
          </table:table-cell>
          <table:table-cell table:style-name="ce1" office:value-type="float" office:value="704982704" calcext:value-type="float">
            <text:p>704982704</text:p>
          </table:table-cell>
          <table:table-cell table:style-name="ce1" office:value-type="string" calcext:value-type="string">
            <text:p>12.50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rge Sort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string" calcext:value-type="string">
            <text:p>0.000000</text:p>
          </table:table-cell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0.00100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Heap Sort</text:p>
          </table:table-cell>
          <table:table-cell table:style-name="ce1" office:value-type="float" office:value="9567" calcext:value-type="float">
            <text:p>9567</text:p>
          </table:table-cell>
          <table:table-cell table:style-name="ce1" office:value-type="string" calcext:value-type="string">
            <text:p>0.000000</text:p>
          </table:table-cell>
          <table:table-cell table:style-name="ce1" office:value-type="float" office:value="129090" calcext:value-type="float">
            <text:p>129090</text:p>
          </table:table-cell>
          <table:table-cell table:style-name="ce1" office:value-type="string" calcext:value-type="string">
            <text:p>0.004000</text:p>
          </table:table-cell>
          <table:table-cell table:style-name="ce1" office:value-type="float" office:value="1624356" calcext:value-type="float">
            <text:p>1624356</text:p>
          </table:table-cell>
          <table:table-cell table:style-name="ce1" office:value-type="string" calcext:value-type="string">
            <text:p>0.031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uick Sort</text:p>
          </table:table-cell>
          <table:table-cell table:style-name="ce1" office:value-type="float" office:value="12841" calcext:value-type="float">
            <text:p>12841</text:p>
          </table:table-cell>
          <table:table-cell table:style-name="ce1" office:value-type="string" calcext:value-type="string">
            <text:p>0.000000</text:p>
          </table:table-cell>
          <table:table-cell table:style-name="ce1" office:value-type="float" office:value="269634" calcext:value-type="float">
            <text:p>269634</text:p>
          </table:table-cell>
          <table:table-cell table:style-name="ce1" office:value-type="string" calcext:value-type="string">
            <text:p>0.002000</text:p>
          </table:table-cell>
          <table:table-cell table:style-name="ce1" office:value-type="float" office:value="2229949" calcext:value-type="float">
            <text:p>2229949</text:p>
          </table:table-cell>
          <table:table-cell table:style-name="ce1" office:value-type="string" calcext:value-type="string">
            <text:p>0.01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usca Binári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00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00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0.00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usca do Vetor Máximo</text:p>
          </table:table-cell>
          <table:table-cell table:style-name="ce1" office:value-type="float" office:value="501501" calcext:value-type="float">
            <text:p>501501</text:p>
          </table:table-cell>
          <table:table-cell table:style-name="ce1" office:value-type="string" calcext:value-type="string">
            <text:p>0.001000</text:p>
          </table:table-cell>
          <table:table-cell table:style-name="ce1" office:value-type="float" office:value="50015001" calcext:value-type="float">
            <text:p>50015001</text:p>
          </table:table-cell>
          <table:table-cell table:style-name="ce1" office:value-type="string" calcext:value-type="string">
            <text:p>0.150000</text:p>
          </table:table-cell>
          <table:table-cell table:style-name="ce1" office:value-type="float" office:value="705182705" calcext:value-type="float">
            <text:p>705182705</text:p>
          </table:table-cell>
          <table:table-cell table:style-name="ce1" office:value-type="string" calcext:value-type="string">
            <text:p>13.973000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Bubble Sort</text:p>
          </table:table-cell>
          <table:covered-table-cell table:style-name="ce5"/>
          <table:covered-table-cell/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Qtd</text:p>
          </table:table-cell>
          <table:table-cell table:style-name="ce5" office:value-type="string" calcext:value-type="string">
            <text:p>Nº inst. experadas (n²)</text:p>
          </table:table-cell>
          <table:table-cell office:value-type="string" calcext:value-type="string">
            <text:p>Nº inst. bubble</text:p>
          </table:table-cell>
          <table:table-cell office:value-type="string" calcext:value-type="string">
            <text:p>Nº inst. bubble otimizado</text:p>
          </table:table-cell>
          <table:table-cell table:style-name="ce5" office:value-type="string" calcext:value-type="string">
            <text:p>Tempo BubbleSort</text:p>
          </table:table-cell>
          <table:table-cell office:value-type="string" calcext:value-type="string">
            <text:p>Tempo BubbleSort O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9]^2" office:value-type="float" office:value="1000000" calcext:value-type="float">
            <text:p>1000000</text:p>
          </table:table-cell>
          <table:table-cell office:value-type="float" office:value="500500" calcext:value-type="float">
            <text:p>500500</text:p>
          </table:table-cell>
          <table:table-cell office:value-type="float" office:value="500200" calcext:value-type="float">
            <text:p>500200</text:p>
          </table:table-cell>
          <table:table-cell table:style-name="ce5" office:value-type="string" calcext:value-type="string">
            <text:p>0.002000</text:p>
          </table:table-cell>
          <table:table-cell table:style-name="ce1" office:value-type="string" calcext:value-type="string">
            <text:p>0.003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20]^2" office:value-type="float" office:value="100000000" calcext:value-type="float">
            <text:p>100000000</text:p>
          </table:table-cell>
          <table:table-cell office:value-type="float" office:value="50005000" calcext:value-type="float">
            <text:p>50005000</text:p>
          </table:table-cell>
          <table:table-cell office:value-type="float" office:value="49991139" calcext:value-type="float">
            <text:p>49991139</text:p>
          </table:table-cell>
          <table:table-cell table:style-name="ce5" office:value-type="string" calcext:value-type="string">
            <text:p>0.446000</text:p>
          </table:table-cell>
          <table:table-cell table:style-name="ce1" office:value-type="string" calcext:value-type="string">
            <text:p>0.277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21]^2" office:value-type="float" office:value="10000000000" calcext:value-type="float">
            <text:p>10000000000</text:p>
          </table:table-cell>
          <table:table-cell office:value-type="float" office:value="705082704" calcext:value-type="float">
            <text:p>705082704</text:p>
          </table:table-cell>
          <table:table-cell office:value-type="float" office:value="705009551" calcext:value-type="float">
            <text:p>705009551</text:p>
          </table:table-cell>
          <table:table-cell table:style-name="ce5" office:value-type="string" calcext:value-type="string">
            <text:p>30.868000</text:p>
          </table:table-cell>
          <table:table-cell table:style-name="ce1" office:value-type="string" calcext:value-type="string">
            <text:p>31.515000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Insertion Sort</text:p>
          </table:table-cell>
          <table:covered-table-cell table:style-name="ce1"/>
          <table:covered-table-cell table:number-columns-repeated="2" table:style-name="Default"/>
          <table:table-cell table:number-columns-repeated="6"/>
        </table:table-row>
        <table:table-row table:style-name="ro1">
          <table:table-cell office:value-type="string" calcext:value-type="string">
            <text:p>Qtd</text:p>
          </table:table-cell>
          <table:table-cell table:style-name="ce5" office:value-type="string" calcext:value-type="string">
            <text:p>Nº inst. experadas (n²)</text:p>
          </table:table-cell>
          <table:table-cell office:value-type="string" calcext:value-type="string">
            <text:p>Nº inst. obtidas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5]^2" office:value-type="float" office:value="1000000" calcext:value-type="float">
            <text:p>1000000</text:p>
          </table:table-cell>
          <table:table-cell office:value-type="float" office:value="245788" calcext:value-type="float">
            <text:p>245788</text:p>
          </table:table-cell>
          <table:table-cell office:value-type="string" calcext:value-type="string">
            <text:p>0.00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26]^2" office:value-type="float" office:value="100000000" calcext:value-type="float">
            <text:p>100000000</text:p>
          </table:table-cell>
          <table:table-cell office:value-type="float" office:value="24707002" calcext:value-type="float">
            <text:p>24707002</text:p>
          </table:table-cell>
          <table:table-cell office:value-type="string" calcext:value-type="string">
            <text:p>0.062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27]^2" office:value-type="float" office:value="10000000000" calcext:value-type="float">
            <text:p>10000000000</text:p>
          </table:table-cell>
          <table:table-cell office:value-type="float" office:value="1788314584" calcext:value-type="float">
            <text:p>1788314584</text:p>
          </table:table-cell>
          <table:table-cell office:value-type="string" calcext:value-type="string">
            <text:p>5.96800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Selection Sort</text:p>
          </table:table-cell>
          <table:covered-table-cell table:style-name="ce1"/>
          <table:covered-table-cell table:number-columns-repeated="2" table:style-name="Default"/>
          <table:table-cell table:number-columns-repeated="6"/>
        </table:table-row>
        <table:table-row table:style-name="ro1">
          <table:table-cell office:value-type="string" calcext:value-type="string">
            <text:p>Qtd</text:p>
          </table:table-cell>
          <table:table-cell table:style-name="ce5" office:value-type="string" calcext:value-type="string">
            <text:p>Nº inst. experadas (n²)</text:p>
          </table:table-cell>
          <table:table-cell office:value-type="string" calcext:value-type="string">
            <text:p>Nº inst. obtidas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31]^2" office:value-type="float" office:value="1000000" calcext:value-type="float">
            <text:p>1000000</text:p>
          </table:table-cell>
          <table:table-cell office:value-type="float" office:value="499500" calcext:value-type="float">
            <text:p>499500</text:p>
          </table:table-cell>
          <table:table-cell office:value-type="string" calcext:value-type="string">
            <text:p>0.002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32]^2" office:value-type="float" office:value="100000000" calcext:value-type="float">
            <text:p>100000000</text:p>
          </table:table-cell>
          <table:table-cell office:value-type="float" office:value="49995000" calcext:value-type="float">
            <text:p>49995000</text:p>
          </table:table-cell>
          <table:table-cell office:value-type="string" calcext:value-type="string">
            <text:p>0.129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33]^2" office:value-type="float" office:value="10000000000" calcext:value-type="float">
            <text:p>10000000000</text:p>
          </table:table-cell>
          <table:table-cell office:value-type="float" office:value="704982704" calcext:value-type="float">
            <text:p>704982704</text:p>
          </table:table-cell>
          <table:table-cell office:value-type="string" calcext:value-type="string">
            <text:p>12.50500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Heap Sort</text:p>
          </table:table-cell>
          <table:covered-table-cell table:style-name="ce1"/>
          <table:covered-table-cell table:number-columns-repeated="2" table:style-name="Default"/>
          <table:table-cell table:number-columns-repeated="6"/>
        </table:table-row>
        <table:table-row table:style-name="ro1">
          <table:table-cell office:value-type="string" calcext:value-type="string">
            <text:p>Qtd</text:p>
          </table:table-cell>
          <table:table-cell table:style-name="ce5" office:value-type="string" calcext:value-type="string">
            <text:p>Nº inst. experadas (n <text:s/>log n)</text:p>
          </table:table-cell>
          <table:table-cell office:value-type="string" calcext:value-type="string">
            <text:p>Nº inst. obtidas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37]*LOG10([.A37])" office:value-type="float" office:value="3000" calcext:value-type="float">
            <text:p>3000</text:p>
          </table:table-cell>
          <table:table-cell office:value-type="float" office:value="9567" calcext:value-type="float">
            <text:p>9567</text:p>
          </table:table-cell>
          <table:table-cell office:value-type="string" calcext:value-type="string">
            <text:p>0.000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38]*LOG10([.A38])" office:value-type="float" office:value="40000" calcext:value-type="float">
            <text:p>40000</text:p>
          </table:table-cell>
          <table:table-cell office:value-type="float" office:value="129090" calcext:value-type="float">
            <text:p>129090</text:p>
          </table:table-cell>
          <table:table-cell office:value-type="string" calcext:value-type="string">
            <text:p>0.004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39]*LOG10([.A39])" office:value-type="float" office:value="500000" calcext:value-type="float">
            <text:p>500000</text:p>
          </table:table-cell>
          <table:table-cell office:value-type="float" office:value="1624356" calcext:value-type="float">
            <text:p>1624356</text:p>
          </table:table-cell>
          <table:table-cell office:value-type="string" calcext:value-type="string">
            <text:p>0.03100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Quick Sort</text:p>
          </table:table-cell>
          <table:covered-table-cell table:style-name="ce1"/>
          <table:covered-table-cell table:number-columns-repeated="2" table:style-name="Default"/>
          <table:table-cell table:number-columns-repeated="6"/>
        </table:table-row>
        <table:table-row table:style-name="ro1">
          <table:table-cell office:value-type="string" calcext:value-type="string">
            <text:p>Qtd</text:p>
          </table:table-cell>
          <table:table-cell table:style-name="ce5" office:value-type="string" calcext:value-type="string">
            <text:p>Nº inst. experadas (n <text:s/>log n)</text:p>
          </table:table-cell>
          <table:table-cell office:value-type="string" calcext:value-type="string">
            <text:p>Nº inst. obtidas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43]*LOG10([.A43])" office:value-type="float" office:value="3000" calcext:value-type="float">
            <text:p>3000</text:p>
          </table:table-cell>
          <table:table-cell office:value-type="float" office:value="12841" calcext:value-type="float">
            <text:p>12841</text:p>
          </table:table-cell>
          <table:table-cell office:value-type="string" calcext:value-type="string">
            <text:p>0.000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44]*LOG10([.A44])" office:value-type="float" office:value="40000" calcext:value-type="float">
            <text:p>40000</text:p>
          </table:table-cell>
          <table:table-cell office:value-type="float" office:value="269634" calcext:value-type="float">
            <text:p>269634</text:p>
          </table:table-cell>
          <table:table-cell office:value-type="string" calcext:value-type="string">
            <text:p>0.002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45]*LOG10([.A45])" office:value-type="float" office:value="500000" calcext:value-type="float">
            <text:p>500000</text:p>
          </table:table-cell>
          <table:table-cell office:value-type="float" office:value="2229949" calcext:value-type="float">
            <text:p>2229949</text:p>
          </table:table-cell>
          <table:table-cell office:value-type="string" calcext:value-type="string">
            <text:p>0.01500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Busca Binária</text:p>
          </table:table-cell>
          <table:covered-table-cell table:style-name="ce1"/>
          <table:covered-table-cell table:number-columns-repeated="2" table:style-name="Default"/>
          <table:table-cell table:number-columns-repeated="6"/>
        </table:table-row>
        <table:table-row table:style-name="ro1">
          <table:table-cell office:value-type="string" calcext:value-type="string">
            <text:p>Qtd</text:p>
          </table:table-cell>
          <table:table-cell table:style-name="ce5" office:value-type="string" calcext:value-type="string">
            <text:p>Nº inst. experadas (log n)</text:p>
          </table:table-cell>
          <table:table-cell office:value-type="string" calcext:value-type="string">
            <text:p>Nº inst. obtidas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OG10([.A49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OG10([.A50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LOG10([.A51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0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Busca do Vetor Máximo</text:p>
          </table:table-cell>
          <table:covered-table-cell table:style-name="ce1"/>
          <table:covered-table-cell table:number-columns-repeated="2" table:style-name="Default"/>
          <table:table-cell table:number-columns-repeated="6"/>
        </table:table-row>
        <table:table-row table:style-name="ro1">
          <table:table-cell office:value-type="string" calcext:value-type="string">
            <text:p>Qtd</text:p>
          </table:table-cell>
          <table:table-cell table:style-name="ce5" office:value-type="string" calcext:value-type="string">
            <text:p>Nº inst. experadas (n²)</text:p>
          </table:table-cell>
          <table:table-cell office:value-type="string" calcext:value-type="string">
            <text:p>Nº inst. obtidas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55]^2" office:value-type="float" office:value="1000000" calcext:value-type="float">
            <text:p>1000000</text:p>
          </table:table-cell>
          <table:table-cell office:value-type="float" office:value="501501" calcext:value-type="float">
            <text:p>501501</text:p>
          </table:table-cell>
          <table:table-cell office:value-type="string" calcext:value-type="string">
            <text:p>0.00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56]^2" office:value-type="float" office:value="100000000" calcext:value-type="float">
            <text:p>100000000</text:p>
          </table:table-cell>
          <table:table-cell office:value-type="float" office:value="50015001" calcext:value-type="float">
            <text:p>50015001</text:p>
          </table:table-cell>
          <table:table-cell office:value-type="string" calcext:value-type="string">
            <text:p>0.150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57]^2" office:value-type="float" office:value="10000000000" calcext:value-type="float">
            <text:p>10000000000</text:p>
          </table:table-cell>
          <table:table-cell office:value-type="float" office:value="705182705" calcext:value-type="float">
            <text:p>705182705</text:p>
          </table:table-cell>
          <table:table-cell office:value-type="string" calcext:value-type="string">
            <text:p>13.97300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Qtd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Bubble Sort c/ otimizações</text:p>
          </table:table-cell>
          <table:table-cell table:style-name="ce1" office:value-type="string" calcext:value-type="string">
            <text:p>Insertion Sort</text:p>
          </table:table-cell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Heap Sort</text:p>
          </table:table-cell>
          <table:table-cell table:style-name="ce1" office:value-type="string" calcext:value-type="string">
            <text:p>Quick Sort</text:p>
          </table:table-cell>
          <table:table-cell table:style-name="ce1" office:value-type="string" calcext:value-type="string">
            <text:p>Busca Binária</text:p>
          </table:table-cell>
          <table:table-cell table:style-name="ce1" office:value-type="string" calcext:value-type="string">
            <text:p>Busca do Vetor Máxim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002000</text:p>
          </table:table-cell>
          <table:table-cell office:value-type="string" calcext:value-type="string">
            <text:p>0.003000</text:p>
          </table:table-cell>
          <table:table-cell office:value-type="string" calcext:value-type="string">
            <text:p>0.001000</text:p>
          </table:table-cell>
          <table:table-cell table:style-name="ce5" office:value-type="string" calcext:value-type="string">
            <text:p>0.002000</text:p>
          </table:table-cell>
          <table:table-cell table:number-columns-repeated="4" table:style-name="ce5" office:value-type="string" calcext:value-type="string">
            <text:p>0.000000</text:p>
          </table:table-cell>
          <table:table-cell table:style-name="ce5" office:value-type="string" calcext:value-type="string">
            <text:p>0.001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5" office:value-type="string" calcext:value-type="string">
            <text:p>0.446000</text:p>
          </table:table-cell>
          <table:table-cell office:value-type="string" calcext:value-type="string">
            <text:p>0.277000</text:p>
          </table:table-cell>
          <table:table-cell office:value-type="string" calcext:value-type="string">
            <text:p>0.062000</text:p>
          </table:table-cell>
          <table:table-cell table:style-name="ce5" office:value-type="string" calcext:value-type="string">
            <text:p>0.129000</text:p>
          </table:table-cell>
          <table:table-cell table:style-name="ce5" office:value-type="string" calcext:value-type="string">
            <text:p>0.001000</text:p>
          </table:table-cell>
          <table:table-cell table:style-name="ce5" office:value-type="string" calcext:value-type="string">
            <text:p>0.004000</text:p>
          </table:table-cell>
          <table:table-cell table:style-name="ce5" office:value-type="string" calcext:value-type="string">
            <text:p>0.002000</text:p>
          </table:table-cell>
          <table:table-cell table:style-name="ce5" office:value-type="string" calcext:value-type="string">
            <text:p>0.000000</text:p>
          </table:table-cell>
          <table:table-cell table:style-name="ce5" office:value-type="string" calcext:value-type="string">
            <text:p>0.15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5" office:value-type="string" calcext:value-type="string">
            <text:p>30.868000</text:p>
          </table:table-cell>
          <table:table-cell office:value-type="string" calcext:value-type="string">
            <text:p>31.515000</text:p>
          </table:table-cell>
          <table:table-cell office:value-type="string" calcext:value-type="string">
            <text:p>5.968000</text:p>
          </table:table-cell>
          <table:table-cell table:style-name="ce5" office:value-type="string" calcext:value-type="string">
            <text:p>12.505000</text:p>
          </table:table-cell>
          <table:table-cell table:style-name="ce5" office:value-type="string" calcext:value-type="string">
            <text:p>0.001000</text:p>
          </table:table-cell>
          <table:table-cell table:style-name="ce5" office:value-type="string" calcext:value-type="string">
            <text:p>0.031000</text:p>
          </table:table-cell>
          <table:table-cell table:style-name="ce5" office:value-type="string" calcext:value-type="string">
            <text:p>0.015000</text:p>
          </table:table-cell>
          <table:table-cell table:style-name="ce5" office:value-type="string" calcext:value-type="string">
            <text:p>0.000000</text:p>
          </table:table-cell>
          <table:table-cell table:style-name="ce5" office:value-type="string" calcext:value-type="string">
            <text:p>13.973000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Merge Sort</text:p>
          </table:table-cell>
          <table:covered-table-cell table:style-name="ce1"/>
          <table:covered-table-cell table:number-columns-repeated="2" table:style-name="Default"/>
          <table:table-cell table:number-columns-repeated="6"/>
        </table:table-row>
        <table:table-row table:style-name="ro1">
          <table:table-cell office:value-type="string" calcext:value-type="string">
            <text:p>Qtd</text:p>
          </table:table-cell>
          <table:table-cell table:style-name="ce5" office:value-type="string" calcext:value-type="string">
            <text:p>Nº inst. experadas (n <text:s/>log n)</text:p>
          </table:table-cell>
          <table:table-cell office:value-type="string" calcext:value-type="string">
            <text:p>Nº inst. obtidas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71]*LOG10([.A71])"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000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72]*LOG10([.A72])" office:value-type="float" office:value="40000" calcext:value-type="float">
            <text:p>40000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001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73]*LOG10([.A73])" office:value-type="float" office:value="500000" calcext:value-type="float">
            <text:p>500000</text:p>
          </table:table-cell>
          <table:table-cell office:value-type="float" office:value="98052" calcext:value-type="float">
            <text:p>98052</text:p>
          </table:table-cell>
          <table:table-cell office:value-type="string" calcext:value-type="string">
            <text:p>0.0104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6:43:39.5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48:23.186000000</meta:creation-date>
    <dc:date>2018-12-03T17:00:03.802000000</dc:date>
    <meta:editing-duration>PT1H46M11S</meta:editing-duration>
    <meta:editing-cycles>14</meta:editing-cycles>
    <meta:generator>LibreOffice/5.4.3.2$Windows_X86_64 LibreOffice_project/92a7159f7e4af62137622921e809f8546db437e5</meta:generator>
    <meta:document-statistic meta:table-count="1" meta:cell-count="25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2.91cm" xlink:href=".." xlink:type="simple" chart:class="chart:line" chart:style-name="ch1">
        <chart:title svg:x="5.602cm" svg:y="0.394cm" chart:style-name="ch2">
          <text:p>Execução InsertionSort</text:p>
        </chart:title>
        <chart:legend chart:legend-position="end" svg:x="11.216cm" svg:y="5.907cm" style:legend-expansion="high" chart:style-name="ch3"/>
        <chart:plot-area chart:style-name="ch4" table:cell-range-address="Planilha1.A24:Planilha1.C27" chart:data-source-has-labels="both" svg:x="1.331cm" svg:y="1.431cm" svg:width="9.565cm" svg:height="10.24cm">
          <chartooo:coordinate-region svg:x="3.434cm" svg:y="1.63cm" svg:width="6.72cm" svg:height="9.394cm"/>
          <chart:axis chart:dimension="x" chart:name="primary-x" chart:style-name="ch5" chartooo:axis-type="auto">
            <chartooo:date-scale/>
            <chart:title svg:x="4.997cm" svg:y="11.929cm" chart:style-name="ch6">
              <text:p>Qtd Elementos</text:p>
            </chart:title>
            <chart:categories table:cell-range-address="Planilha1.A25:Planilha1.A27"/>
          </chart:axis>
          <chart:axis chart:dimension="y" chart:name="primary-y" chart:style-name="ch7">
            <chart:title svg:x="0.451cm" svg:y="7.561cm" chart:style-name="ch8">
              <text:p>Nº Instruções</text:p>
            </chart:title>
            <chart:grid chart:style-name="ch9" chart:class="major"/>
          </chart:axis>
          <chart:series chart:style-name="ch10" chart:values-cell-range-address="Planilha1.B25:Planilha1.B27" chart:label-cell-address="Planilha1.B24:Planilha1.B24" chart:class="chart:line">
            <chart:data-point chart:repeated="3"/>
          </chart:series>
          <chart:series chart:style-name="ch11" chart:values-cell-range-address="Planilha1.C25:Planilha1.C27" chart:label-cell-address="Planilha1.C24:Planilha1.C2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inst. experadas (n²)</text:p>
                <draw:g>
                  <svg:desc>Planilha1.B24:Planilha1.B24</svg:desc>
                </draw:g>
              </table:table-cell>
              <table:table-cell office:value-type="string">
                <text:p>Nº inst. obtidas</text:p>
                <draw:g>
                  <svg:desc>Planilha1.C24:Planilha1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25:Planilha1.A27</svg:desc>
                </draw:g>
              </table:table-cell>
              <table:table-cell office:value-type="float" office:value="1000000">
                <text:p>1000000</text:p>
                <draw:g>
                  <svg:desc>Planilha1.B25:Planilha1.B27</svg:desc>
                </draw:g>
              </table:table-cell>
              <table:table-cell office:value-type="float" office:value="245788">
                <text:p>245788</text:p>
                <draw:g>
                  <svg:desc>Planilha1.C25:Planilha1.C2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24707002">
                <text:p>247070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1788314584">
                <text:p>1788314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4cm" svg:y="0.316cm" chart:style-name="ch2">
          <text:p>Execução MergeSort</text:p>
        </chart:title>
        <chart:legend chart:legend-position="end" svg:x="10.37cm" svg:y="3.952cm" style:legend-expansion="high" chart:style-name="ch3"/>
        <chart:plot-area chart:style-name="ch4" table:cell-range-address="Planilha1.A70:Planilha1.C73" chart:data-source-has-labels="both" svg:x="1.331cm" svg:y="1.275cm" svg:width="8.719cm" svg:height="6.564cm">
          <chartooo:coordinate-region svg:x="2.693cm" svg:y="1.474cm" svg:width="6.8cm" svg:height="5.718cm"/>
          <chart:axis chart:dimension="x" chart:name="primary-x" chart:style-name="ch5" chartooo:axis-type="auto">
            <chartooo:date-scale/>
            <chart:title svg:x="4.574cm" svg:y="8.019cm" chart:style-name="ch6">
              <text:p>Qtd Elementos</text:p>
            </chart:title>
            <chart:categories table:cell-range-address="Planilha1.A71:Planilha1.A73"/>
          </chart:axis>
          <chart:axis chart:dimension="y" chart:name="primary-y" chart:style-name="ch5">
            <chart:title svg:x="0.451cm" svg:y="5.567cm" chart:style-name="ch7">
              <text:p>Nº Instruções</text:p>
            </chart:title>
            <chart:grid chart:style-name="ch8" chart:class="major"/>
          </chart:axis>
          <chart:series chart:style-name="ch9" chart:values-cell-range-address="Planilha1.B71:Planilha1.B73" chart:label-cell-address="Planilha1.B70:Planilha1.B70" chart:class="chart:line">
            <chart:data-point chart:repeated="3"/>
          </chart:series>
          <chart:series chart:style-name="ch10" chart:values-cell-range-address="Planilha1.C71:Planilha1.C73" chart:label-cell-address="Planilha1.C70:Planilha1.C7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inst. experadas (n  log n)</text:p>
                <draw:g>
                  <svg:desc>Planilha1.B70:Planilha1.B70</svg:desc>
                </draw:g>
              </table:table-cell>
              <table:table-cell office:value-type="string">
                <text:p>Nº inst. obtidas</text:p>
                <draw:g>
                  <svg:desc>Planilha1.C70:Planilha1.C7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71:Planilha1.A73</svg:desc>
                </draw:g>
              </table:table-cell>
              <table:table-cell office:value-type="float" office:value="3000">
                <text:p>3000</text:p>
                <draw:g>
                  <svg:desc>Planilha1.B71:Planilha1.B73</svg:desc>
                </draw:g>
              </table:table-cell>
              <table:table-cell office:value-type="float" office:value="999">
                <text:p>999</text:p>
                <draw:g>
                  <svg:desc>Planilha1.C71:Planilha1.C7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98052">
                <text:p>980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0000000" chart:interval-major="10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9.843cm" xlink:href=".." xlink:type="simple" chart:class="chart:line" chart:column-mapping="1 2 0" chart:style-name="ch1">
        <chart:title svg:x="5.787cm" svg:y="0.532cm" chart:style-name="ch2">
          <text:p>Execução BubbleSort</text:p>
        </chart:title>
        <chart:legend chart:legend-position="end" svg:x="10.82cm" svg:y="9.124cm" style:legend-expansion="high" chart:style-name="ch3"/>
        <chart:plot-area chart:style-name="ch4" table:cell-range-address="Planilha1.A18:Planilha1.D21" chart:data-source-has-labels="both" svg:x="1.331cm" svg:y="1.707cm" svg:width="9.169cm" svg:height="16.759cm">
          <chartooo:coordinate-region svg:x="3.434cm" svg:y="1.749cm" svg:width="6.509cm" svg:height="16.07cm"/>
          <chart:axis chart:dimension="x" chart:name="primary-x" chart:style-name="ch5" chartooo:axis-type="auto">
            <chartooo:date-scale/>
            <chart:title svg:x="4.799cm" svg:y="18.862cm" chart:style-name="ch6">
              <text:p>Qtd Elementos</text:p>
            </chart:title>
            <chart:categories table:cell-range-address="Planilha1.A19:Planilha1.A21"/>
          </chart:axis>
          <chart:axis chart:dimension="y" chart:name="primary-y" chart:style-name="ch7">
            <chart:title svg:x="0.451cm" svg:y="11.096cm" chart:style-name="ch8">
              <text:p>Nº instruções</text:p>
            </chart:title>
            <chart:grid chart:style-name="ch9" chart:class="major"/>
          </chart:axis>
          <chart:series chart:style-name="ch10" chart:values-cell-range-address="Planilha1.C19:Planilha1.C21" chart:label-cell-address="Planilha1.C18:Planilha1.C18" chart:class="chart:line">
            <chart:data-point chart:repeated="3"/>
          </chart:series>
          <chart:series chart:style-name="ch11" chart:values-cell-range-address="Planilha1.D19:Planilha1.D21" chart:label-cell-address="Planilha1.D18:Planilha1.D18" chart:class="chart:line">
            <chart:data-point chart:repeated="3"/>
          </chart:series>
          <chart:series chart:style-name="ch12" chart:values-cell-range-address="Planilha1.B19:Planilha1.B21" chart:label-cell-address="Planilha1.B18:Planilha1.B1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inst. bubble</text:p>
                <draw:g>
                  <svg:desc>Planilha1.C18:Planilha1.C18</svg:desc>
                </draw:g>
              </table:table-cell>
              <table:table-cell office:value-type="string">
                <text:p>Nº inst. bubble otimizado</text:p>
                <draw:g>
                  <svg:desc>Planilha1.D18:Planilha1.D18</svg:desc>
                </draw:g>
              </table:table-cell>
              <table:table-cell office:value-type="string">
                <text:p>Nº inst. experadas (n²)</text:p>
                <draw:g>
                  <svg:desc>Planilha1.B18:Planilha1.B1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19:Planilha1.A21</svg:desc>
                </draw:g>
              </table:table-cell>
              <table:table-cell office:value-type="float" office:value="500500">
                <text:p>500500</text:p>
                <draw:g>
                  <svg:desc>Planilha1.C19:Planilha1.C21</svg:desc>
                </draw:g>
              </table:table-cell>
              <table:table-cell office:value-type="float" office:value="500200">
                <text:p>500200</text:p>
                <draw:g>
                  <svg:desc>Planilha1.D19:Planilha1.D21</svg:desc>
                </draw:g>
              </table:table-cell>
              <table:table-cell office:value-type="float" office:value="1000000">
                <text:p>1000000</text:p>
                <draw:g>
                  <svg:desc>Planilha1.B19:Planilha1.B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49991139">
                <text:p>49991139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05082704">
                <text:p>705082704</text:p>
              </table:table-cell>
              <table:table-cell office:value-type="float" office:value="705009551">
                <text:p>705009551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4.929cm" xlink:href=".." xlink:type="simple" chart:class="chart:line" chart:style-name="ch1">
        <chart:title svg:x="5.668cm" svg:y="0.434cm" chart:style-name="ch2">
          <text:p>Execução SeletionSort</text:p>
        </chart:title>
        <chart:legend chart:legend-position="end" svg:x="11.216cm" svg:y="6.916cm" style:legend-expansion="high" chart:style-name="ch3"/>
        <chart:plot-area chart:style-name="ch4" table:cell-range-address="Planilha1.A30:Planilha1.C33" chart:data-source-has-labels="both" svg:x="1.331cm" svg:y="1.511cm" svg:width="9.565cm" svg:height="12.139cm">
          <chartooo:coordinate-region svg:x="3.434cm" svg:y="1.71cm" svg:width="6.72cm" svg:height="11.293cm"/>
          <chart:axis chart:dimension="x" chart:name="primary-x" chart:style-name="ch5" chartooo:axis-type="auto">
            <chartooo:date-scale/>
            <chart:title svg:x="4.997cm" svg:y="13.948cm" chart:style-name="ch6">
              <text:p>Qtd Elementos</text:p>
            </chart:title>
            <chart:categories table:cell-range-address="Planilha1.A31:Planilha1.A33"/>
          </chart:axis>
          <chart:axis chart:dimension="y" chart:name="primary-y" chart:style-name="ch7">
            <chart:title svg:x="0.451cm" svg:y="8.59cm" chart:style-name="ch8">
              <text:p>Nº instruções</text:p>
            </chart:title>
            <chart:grid chart:style-name="ch9" chart:class="major"/>
          </chart:axis>
          <chart:series chart:style-name="ch10" chart:values-cell-range-address="Planilha1.B31:Planilha1.B33" chart:label-cell-address="Planilha1.B30:Planilha1.B30" chart:class="chart:line">
            <chart:data-point chart:repeated="3"/>
          </chart:series>
          <chart:series chart:style-name="ch11" chart:values-cell-range-address="Planilha1.C31:Planilha1.C33" chart:label-cell-address="Planilha1.C30:Planilha1.C30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inst. experadas (n²)</text:p>
                <draw:g>
                  <svg:desc>Planilha1.B30:Planilha1.B30</svg:desc>
                </draw:g>
              </table:table-cell>
              <table:table-cell office:value-type="string">
                <text:p>Nº inst. obtidas</text:p>
                <draw:g>
                  <svg:desc>Planilha1.C30:Planilha1.C3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31:Planilha1.A33</svg:desc>
                </draw:g>
              </table:table-cell>
              <table:table-cell office:value-type="float" office:value="1000000">
                <text:p>1000000</text:p>
                <draw:g>
                  <svg:desc>Planilha1.B31:Planilha1.B33</svg:desc>
                </draw:g>
              </table:table-cell>
              <table:table-cell office:value-type="float" office:value="499500">
                <text:p>499500</text:p>
                <draw:g>
                  <svg:desc>Planilha1.C31:Planilha1.C3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49995000">
                <text:p>49995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704982704">
                <text:p>704982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Execução HeapSort</text:p>
        </chart:title>
        <chart:legend chart:legend-position="end" svg:x="10.37cm" svg:y="3.952cm" style:legend-expansion="high" chart:style-name="ch3"/>
        <chart:plot-area chart:style-name="ch4" table:cell-range-address="Planilha1.A36:Planilha1.C39" chart:data-source-has-labels="both" svg:x="1.331cm" svg:y="1.275cm" svg:width="8.719cm" svg:height="6.564cm">
          <chartooo:coordinate-region svg:x="2.878cm" svg:y="1.312cm" svg:width="6.615cm" svg:height="5.88cm"/>
          <chart:axis chart:dimension="x" chart:name="primary-x" chart:style-name="ch5" chartooo:axis-type="auto">
            <chartooo:date-scale/>
            <chart:title svg:x="4.574cm" svg:y="8.019cm" chart:style-name="ch6">
              <text:p>Qtd Elementos</text:p>
            </chart:title>
            <chart:categories table:cell-range-address="Planilha1.A37:Planilha1.A39"/>
          </chart:axis>
          <chart:axis chart:dimension="y" chart:name="primary-y" chart:style-name="ch7">
            <chart:title svg:x="0.451cm" svg:y="5.567cm" chart:style-name="ch8">
              <text:p>Nº Instruções</text:p>
            </chart:title>
            <chart:grid chart:style-name="ch9" chart:class="major"/>
          </chart:axis>
          <chart:series chart:style-name="ch10" chart:values-cell-range-address="Planilha1.B37:Planilha1.B39" chart:label-cell-address="Planilha1.B36:Planilha1.B36" chart:class="chart:line">
            <chart:data-point chart:repeated="3"/>
          </chart:series>
          <chart:series chart:style-name="ch11" chart:values-cell-range-address="Planilha1.C37:Planilha1.C39" chart:label-cell-address="Planilha1.C36:Planilha1.C3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inst. experadas (n  log n)</text:p>
                <draw:g>
                  <svg:desc>Planilha1.B36:Planilha1.B36</svg:desc>
                </draw:g>
              </table:table-cell>
              <table:table-cell office:value-type="string">
                <text:p>Nº inst. obtidas</text:p>
                <draw:g>
                  <svg:desc>Planilha1.C36:Planilha1.C3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37:Planilha1.A39</svg:desc>
                </draw:g>
              </table:table-cell>
              <table:table-cell office:value-type="float" office:value="3000">
                <text:p>3000</text:p>
                <draw:g>
                  <svg:desc>Planilha1.B37:Planilha1.B39</svg:desc>
                </draw:g>
              </table:table-cell>
              <table:table-cell office:value-type="float" office:value="9567">
                <text:p>9567</text:p>
                <draw:g>
                  <svg:desc>Planilha1.C37:Planilha1.C3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  <table:table-cell office:value-type="float" office:value="129090">
                <text:p>12909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624356">
                <text:p>16243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Execução QuickSort</text:p>
        </chart:title>
        <chart:legend chart:legend-position="end" svg:x="10.37cm" svg:y="3.952cm" style:legend-expansion="high" chart:style-name="ch3"/>
        <chart:plot-area chart:style-name="ch4" table:cell-range-address="Planilha1.A42:Planilha1.C45" chart:data-source-has-labels="both" svg:x="1.331cm" svg:y="1.275cm" svg:width="8.719cm" svg:height="6.564cm">
          <chartooo:coordinate-region svg:x="2.878cm" svg:y="1.275cm" svg:width="6.615cm" svg:height="5.917cm"/>
          <chart:axis chart:dimension="x" chart:name="primary-x" chart:style-name="ch5" chartooo:axis-type="auto">
            <chartooo:date-scale/>
            <chart:title svg:x="4.574cm" svg:y="8.019cm" chart:style-name="ch6">
              <text:p>Qtd Elementos</text:p>
            </chart:title>
            <chart:categories table:cell-range-address="Planilha1.A43:Planilha1.A45"/>
          </chart:axis>
          <chart:axis chart:dimension="y" chart:name="primary-y" chart:style-name="ch7">
            <chart:title svg:x="0.451cm" svg:y="5.567cm" chart:style-name="ch8">
              <text:p>Nº Instruções</text:p>
            </chart:title>
            <chart:grid chart:style-name="ch9" chart:class="major"/>
          </chart:axis>
          <chart:series chart:style-name="ch10" chart:values-cell-range-address="Planilha1.B43:Planilha1.B45" chart:label-cell-address="Planilha1.B42:Planilha1.B42" chart:class="chart:line">
            <chart:data-point chart:repeated="3"/>
          </chart:series>
          <chart:series chart:style-name="ch11" chart:values-cell-range-address="Planilha1.C43:Planilha1.C45" chart:label-cell-address="Planilha1.C42:Planilha1.C4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inst. experadas (n  log n)</text:p>
                <draw:g>
                  <svg:desc>Planilha1.B42:Planilha1.B42</svg:desc>
                </draw:g>
              </table:table-cell>
              <table:table-cell office:value-type="string">
                <text:p>Nº inst. obtidas</text:p>
                <draw:g>
                  <svg:desc>Planilha1.C42:Planilha1.C4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43:Planilha1.A45</svg:desc>
                </draw:g>
              </table:table-cell>
              <table:table-cell office:value-type="float" office:value="3000">
                <text:p>3000</text:p>
                <draw:g>
                  <svg:desc>Planilha1.B43:Planilha1.B45</svg:desc>
                </draw:g>
              </table:table-cell>
              <table:table-cell office:value-type="float" office:value="12841">
                <text:p>12841</text:p>
                <draw:g>
                  <svg:desc>Planilha1.C43:Planilha1.C4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  <table:table-cell office:value-type="float" office:value="269634">
                <text:p>26963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2229949">
                <text:p>22299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9.114cm" xlink:href=".." xlink:type="simple" chart:class="chart:line" chart:style-name="ch1">
        <chart:title svg:x="4.504cm" svg:y="0.518cm" chart:style-name="ch2">
          <text:p>Execução Busca do Vetor Máximo</text:p>
        </chart:title>
        <chart:legend chart:legend-position="end" svg:x="11.216cm" svg:y="9.009cm" style:legend-expansion="high" chart:style-name="ch3"/>
        <chart:plot-area chart:style-name="ch4" table:cell-range-address="Planilha1.A54:Planilha1.C57" chart:data-source-has-labels="both" svg:x="1.331cm" svg:y="1.679cm" svg:width="9.565cm" svg:height="16.072cm">
          <chartooo:coordinate-region svg:x="3.434cm" svg:y="1.679cm" svg:width="6.906cm" svg:height="15.425cm"/>
          <chart:axis chart:dimension="x" chart:name="primary-x" chart:style-name="ch5" chartooo:axis-type="auto">
            <chartooo:date-scale/>
            <chart:title svg:x="4.997cm" svg:y="18.133cm" chart:style-name="ch6">
              <text:p>Qtd Elementos</text:p>
            </chart:title>
            <chart:categories table:cell-range-address="Planilha1.A55:Planilha1.A57"/>
          </chart:axis>
          <chart:axis chart:dimension="y" chart:name="primary-y" chart:style-name="ch7">
            <chart:title svg:x="0.451cm" svg:y="10.725cm" chart:style-name="ch8">
              <text:p>Nº Instruções</text:p>
            </chart:title>
            <chart:grid chart:style-name="ch9" chart:class="major"/>
          </chart:axis>
          <chart:series chart:style-name="ch10" chart:values-cell-range-address="Planilha1.B55:Planilha1.B57" chart:label-cell-address="Planilha1.B54:Planilha1.B54" chart:class="chart:line">
            <chart:data-point chart:repeated="3"/>
          </chart:series>
          <chart:series chart:style-name="ch11" chart:values-cell-range-address="Planilha1.C55:Planilha1.C57" chart:label-cell-address="Planilha1.C54:Planilha1.C5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inst. experadas (n²)</text:p>
                <draw:g>
                  <svg:desc>Planilha1.B54:Planilha1.B54</svg:desc>
                </draw:g>
              </table:table-cell>
              <table:table-cell office:value-type="string">
                <text:p>Nº inst. obtidas</text:p>
                <draw:g>
                  <svg:desc>Planilha1.C54:Planilha1.C5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55:Planilha1.A57</svg:desc>
                </draw:g>
              </table:table-cell>
              <table:table-cell office:value-type="float" office:value="1000000">
                <text:p>1000000</text:p>
                <draw:g>
                  <svg:desc>Planilha1.B55:Planilha1.B57</svg:desc>
                </draw:g>
              </table:table-cell>
              <table:table-cell office:value-type="float" office:value="501501">
                <text:p>501501</text:p>
                <draw:g>
                  <svg:desc>Planilha1.C55:Planilha1.C5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50015001">
                <text:p>5001500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705182705">
                <text:p>7051827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96cm" svg:y="0.316cm" chart:style-name="ch2">
          <text:p>Execução Busca Binária</text:p>
        </chart:title>
        <chart:legend chart:legend-position="end" svg:x="10.767cm" svg:y="3.952cm" style:legend-expansion="high" chart:style-name="ch3"/>
        <chart:plot-area chart:style-name="ch4" table:cell-range-address="Planilha1.A48:Planilha1.C51" chart:data-source-has-labels="both" svg:x="1.331cm" svg:y="1.275cm" svg:width="9.116cm" svg:height="6.564cm">
          <chartooo:coordinate-region svg:x="1.952cm" svg:y="1.474cm" svg:width="7.938cm" svg:height="5.718cm"/>
          <chart:axis chart:dimension="x" chart:name="primary-x" chart:style-name="ch5" chartooo:axis-type="auto">
            <chartooo:date-scale/>
            <chart:title svg:x="4.773cm" svg:y="8.019cm" chart:style-name="ch6">
              <text:p>Qtd Elementos</text:p>
            </chart:title>
            <chart:categories table:cell-range-address="Planilha1.A49:Planilha1.A51"/>
          </chart:axis>
          <chart:axis chart:dimension="y" chart:name="primary-y" chart:style-name="ch7">
            <chart:title svg:x="0.451cm" svg:y="5.567cm" chart:style-name="ch8">
              <text:p>Nº Instruções</text:p>
            </chart:title>
            <chart:grid chart:style-name="ch9" chart:class="major"/>
          </chart:axis>
          <chart:series chart:style-name="ch10" chart:values-cell-range-address="Planilha1.B49:Planilha1.B51" chart:label-cell-address="Planilha1.B48:Planilha1.B48" chart:class="chart:line">
            <chart:data-point chart:repeated="3"/>
          </chart:series>
          <chart:series chart:style-name="ch11" chart:values-cell-range-address="Planilha1.C49:Planilha1.C51" chart:label-cell-address="Planilha1.C48:Planilha1.C4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inst. experadas (log n)</text:p>
                <draw:g>
                  <svg:desc>Planilha1.B48:Planilha1.B48</svg:desc>
                </draw:g>
              </table:table-cell>
              <table:table-cell office:value-type="string">
                <text:p>Nº inst. obtidas</text:p>
                <draw:g>
                  <svg:desc>Planilha1.C48:Planilha1.C4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49:Planilha1.A51</svg:desc>
                </draw:g>
              </table:table-cell>
              <table:table-cell office:value-type="float" office:value="3">
                <text:p>3</text:p>
                <draw:g>
                  <svg:desc>Planilha1.B49:Planilha1.B51</svg:desc>
                </draw:g>
              </table:table-cell>
              <table:table-cell office:value-type="float" office:value="10">
                <text:p>10</text:p>
                <draw:g>
                  <svg:desc>Planilha1.C49:Planilha1.C5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